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5.74pt"/>
    </style:style>
    <style:style style:name="co2" style:family="table-column">
      <style:table-column-properties fo:break-before="auto" style:column-width="149.75pt"/>
    </style:style>
    <style:style style:name="co3" style:family="table-column">
      <style:table-column-properties fo:break-before="auto" style:column-width="128.1pt"/>
    </style:style>
    <style:style style:name="co4" style:family="table-column">
      <style:table-column-properties fo:break-before="auto" style:column-width="138.16pt"/>
    </style:style>
    <style:style style:name="co5" style:family="table-column">
      <style:table-column-properties fo:break-before="auto" style:column-width="188.36pt"/>
    </style:style>
    <style:style style:name="co6" style:family="table-column">
      <style:table-column-properties fo:break-before="auto" style:column-width="166.71pt"/>
    </style:style>
    <style:style style:name="co7" style:family="table-column">
      <style:table-column-properties fo:break-before="auto" style:column-width="159pt"/>
    </style:style>
    <style:style style:name="co8" style:family="table-column">
      <style:table-column-properties fo:break-before="auto" style:column-width="119.65pt"/>
    </style:style>
    <style:style style:name="co9" style:family="table-column">
      <style:table-column-properties fo:break-before="auto" style:column-width="112.71pt"/>
    </style:style>
    <style:style style:name="co10" style:family="table-column">
      <style:table-column-properties fo:break-before="auto" style:column-width="127.36pt"/>
    </style:style>
    <style:style style:name="co11" style:family="table-column">
      <style:table-column-properties fo:break-before="auto" style:column-width="116.56pt"/>
    </style:style>
    <style:style style:name="co12" style:family="table-column">
      <style:table-column-properties fo:break-before="auto" style:column-width="74.8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09.59pt"/>
    </style:style>
    <style:style style:name="co15" style:family="table-column">
      <style:table-column-properties fo:break-before="auto" style:column-width="90.31pt"/>
    </style:style>
    <style:style style:name="co16" style:family="table-column">
      <style:table-column-properties fo:break-before="auto" style:column-width="86.46pt"/>
    </style:style>
    <style:style style:name="co17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71pt" fo:break-before="auto" style:use-optimal-row-height="true"/>
    </style:style>
    <style:style style:name="ro3" style:family="table-row">
      <style:table-row-properties style:row-height="125.21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68.94pt" fo:break-before="auto" style:use-optimal-row-height="true"/>
    </style:style>
    <style:style style:name="ro6" style:family="table-row">
      <style:table-row-properties style:row-height="35.21pt" fo:break-before="auto" style:use-optimal-row-height="true"/>
    </style:style>
    <style:style style:name="ro7" style:family="table-row">
      <style:table-row-properties style:row-height="46.46pt" fo:break-before="auto" style:use-optimal-row-height="true"/>
    </style:style>
    <style:style style:name="ro8" style:family="table-row">
      <style:table-row-properties style:row-height="237.71pt" fo:break-before="auto" style:use-optimal-row-height="true"/>
    </style:style>
    <style:style style:name="ro9" style:family="table-row">
      <style:table-row-properties style:row-height="136.46pt" fo:break-before="auto" style:use-optimal-row-height="true"/>
    </style:style>
    <style:style style:name="ro10" style:family="table-row">
      <style:table-row-properties style:row-height="316.46pt" fo:break-before="auto" style:use-optimal-row-height="true"/>
    </style:style>
    <style:style style:name="ro11" style:family="table-row">
      <style:table-row-properties style:row-height="102.7pt" fo:break-before="auto" style:use-optimal-row-height="true"/>
    </style:style>
    <style:style style:name="ro12" style:family="table-row">
      <style:table-row-properties style:row-height="124.61pt" fo:break-before="auto" style:use-optimal-row-height="true"/>
    </style:style>
    <style:style style:name="ro13" style:family="table-row">
      <style:table-row-properties style:row-height="68.66pt" fo:break-before="auto" style:use-optimal-row-height="true"/>
    </style:style>
    <style:style style:name="ro14" style:family="table-row">
      <style:table-row-properties style:row-height="57.46pt" fo:break-before="auto" style:use-optimal-row-height="true"/>
    </style:style>
    <style:style style:name="ro1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style:font-name-asian="Noto Sans CJK SC Regular" style:font-name-complex="FreeSans"/>
    </style:style>
    <style:style style:name="T2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engage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targetPage</text:p>
          </table:table-cell>
          <table:table-cell office:value-type="string" calcext:value-type="string">
            <text:p>labelnam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targetPage2</text:p>
          </table:table-cell>
          <table:table-cell table:style-name="Default" office:value-type="string" calcext:value-type="string">
            <text:p>fallbacktitle</text:p>
          </table:table-cell>
          <table:table-cell table:style-name="Default" office:value-type="string" calcext:value-type="string">
            <text:p>fallbackmessage</text:p>
          </table:table-cell>
          <table:table-cell office:value-type="string" calcext:value-type="string">
            <text:p>fallbackTargetpage</text:p>
          </table:table-cell>
          <table:table-cell office:value-type="string" calcext:value-type="string">
            <text:p>scheduleType</text:p>
          </table:table-cell>
          <table:table-cell office:value-type="string" calcext:value-type="string">
            <text:p>parameter</text:p>
          </table:table-cell>
        </table:table-row>
        <table:table-row table:style-name="ro2">
          <table:table-cell office:value-type="string" calcext:value-type="string">
            <text:p>engagement3</text:p>
          </table:table-cell>
          <table:table-cell table:number-columns-repeated="2" office:value-type="string" calcext:value-type="string">
            <text:p>&lt;input onselect=alert(1) value="XSS" autofocus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Personal Loan</text:p>
          </table:table-cell>
          <table:table-cell office:value-type="string" calcext:value-type="string">
            <text:p>&lt;input onselect=alert(1) value="XSS" autofocus&gt;</text:p>
          </table:table-cell>
          <table:table-cell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table:number-columns-repeated="2" office:value-type="string" calcext:value-type="string">
            <text:p>&lt;input onselect=alert(1) value="XSS" autofocus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3">
          <table:table-cell office:value-type="string" calcext:value-type="string">
            <text:p>engagement4</text:p>
          </table:table-cell>
          <table:table-cell table:number-columns-repeated="2" table:style-name="ce1" office:value-type="string" calcext:value-type="string">
            <text:p>&lt;audio autoplay controls onseeking=alert(1)&gt;&lt;source src="validaudio.wav" type="audio/wav"&gt;&lt;/audio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Personal Loan</text:p>
          </table:table-cell>
          <table:table-cell table:style-name="ce1" office:value-type="string" calcext:value-type="string">
            <text:p>&lt;audio autoplay controls onseeking=alert(1)&gt;&lt;source src="validaudio.wav" type="audio/wav"&gt;&lt;/audio&gt;</text:p>
          </table:table-cell>
          <table:table-cell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table:number-columns-repeated="2" office:value-type="string" calcext:value-type="string">
            <text:p>&lt;audio autoplay controls onseeking=alert(1)&gt;&lt;source src="validaudio.wav" type="audio/wav"&gt;&lt;/audio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4">
          <table:table-cell office:value-type="string" calcext:value-type="string">
            <text:p>engagementAAA</text:p>
          </table:table-cell>
          <table:table-cell table:style-name="ce1" office:value-type="string" calcext:value-type="string">
            <text:p>title goes here</text:p>
          </table:table-cell>
          <table:table-cell table:style-name="ce1" office:value-type="string" calcext:value-type="string">
            <text:p>message goes here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Personal Loan</text:p>
          </table:table-cell>
          <table:table-cell table:style-name="ce1" office:value-type="string" calcext:value-type="string">
            <text:p>text goes herer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fallbacktitle</text:p>
          </table:table-cell>
          <table:table-cell office:value-type="string" calcext:value-type="string">
            <text:p>fallbackmessage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4">
          <table:table-cell office:value-type="string" calcext:value-type="string">
            <text:p>engagementBBB</text:p>
          </table:table-cell>
          <table:table-cell table:style-name="ce1" office:value-type="string" calcext:value-type="string">
            <text:p>title goes here</text:p>
          </table:table-cell>
          <table:table-cell table:style-name="ce1" office:value-type="string" calcext:value-type="string">
            <text:p>message goes here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Personal Loan</text:p>
          </table:table-cell>
          <table:table-cell table:style-name="ce1" office:value-type="string" calcext:value-type="string">
            <text:p>text goes herer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fallbacktitle</text:p>
          </table:table-cell>
          <table:table-cell office:value-type="string" calcext:value-type="string">
            <text:p>fallbackmessage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5">
          <table:table-cell office:value-type="string" calcext:value-type="string">
            <text:p>engagement5</text:p>
          </table:table-cell>
          <table:table-cell table:number-columns-repeated="2" table:style-name="ce1" office:value-type="string" calcext:value-type="string">
            <text:p>&lt;script&gt;'alert\x281\x29'instanceof{[Symbol.hasInstance]:eval}&lt;/script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Personal Loan</text:p>
          </table:table-cell>
          <table:table-cell table:style-name="ce1" office:value-type="string" calcext:value-type="string">
            <text:p>&lt;script&gt;'alert\x281\x29'instanceof{[Symbol.hasInstance]:eval}&lt;/script&gt;</text:p>
          </table:table-cell>
          <table:table-cell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table:number-columns-repeated="2" office:value-type="string" calcext:value-type="string">
            <text:p>&lt;script&gt;'alert\x281\x29'instanceof{[Symbol.hasInstance]:eval}&lt;/script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2">
          <table:table-cell office:value-type="string" calcext:value-type="string">
            <text:p>engagement6</text:p>
          </table:table-cell>
          <table:table-cell office:value-type="string" calcext:value-type="string">
            <text:p>&lt;script&gt;location='<text:a xlink:href="javascript:alert" xlink:type="simple">javascript:alert</text:a>\x281\x29'&lt;/script&gt;</text:p>
          </table:table-cell>
          <table:table-cell office:value-type="string" calcext:value-type="string">
            <text:p>&lt;script&gt;location='<text:a xlink:href="javascript:alert" xlink:type="simple">javascript:alert</text:a>\x281\x29'&lt;/script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Personal Loan</text:p>
          </table:table-cell>
          <table:table-cell office:value-type="string" calcext:value-type="string">
            <text:p>&lt;script&gt;location='<text:a xlink:href="javascript:alert" xlink:type="simple">javascript:alert</text:a>\x281\x29'&lt;/script&gt;</text:p>
          </table:table-cell>
          <table:table-cell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office:value-type="string" calcext:value-type="string">
            <text:p>&lt;script&gt;location='<text:a xlink:href="javascript:alert" xlink:type="simple">javascript:alert</text:a>\x281\x29'&lt;/script&gt;</text:p>
          </table:table-cell>
          <table:table-cell office:value-type="string" calcext:value-type="string">
            <text:p>&lt;script&gt;location='<text:a xlink:href="javascript:alert" xlink:type="simple">javascript:alert</text:a>\x281\x29'&lt;/script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6">
          <table:table-cell office:value-type="string" calcext:value-type="string">
            <text:p>engagement7</text:p>
          </table:table-cell>
          <table:table-cell office:value-type="string" calcext:value-type="string">
            <text:p>&lt;a href="<text:a xlink:href="javascript:alert(1" xlink:type="simple">javascript:alert(1</text:a>)"&gt;XSS&lt;/a&gt;</text:p>
          </table:table-cell>
          <table:table-cell office:value-type="string" calcext:value-type="string">
            <text:p>&lt;a href="<text:a xlink:href="javascript:alert(1" xlink:type="simple">javascript:alert(1</text:a>)"&gt;XSS&lt;/a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Personal Loan</text:p>
          </table:table-cell>
          <table:table-cell office:value-type="string" calcext:value-type="string">
            <text:p>&lt;a href="<text:a xlink:href="javascript:alert(1" xlink:type="simple">javascript:alert(1</text:a>)"&gt;XSS&lt;/a&gt;</text:p>
          </table:table-cell>
          <table:table-cell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office:value-type="string" calcext:value-type="string">
            <text:p>&lt;a href="<text:a xlink:href="javascript:alert(1" xlink:type="simple">javascript:alert(1</text:a>)"&gt;XSS&lt;/a&gt;</text:p>
          </table:table-cell>
          <table:table-cell office:value-type="string" calcext:value-type="string">
            <text:p>&lt;a href="<text:a xlink:href="javascript:alert(1" xlink:type="simple">javascript:alert(1</text:a>)"&gt;XSS&lt;/a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6">
          <table:table-cell office:value-type="string" calcext:value-type="string">
            <text:p>engagement8</text:p>
          </table:table-cell>
          <table:table-cell office:value-type="string" calcext:value-type="string">
            <text:p>&lt;a href=" <text:a xlink:href="javascript:alert(1" xlink:type="simple">javascript:alert(1</text:a>)"&gt;XSS&lt;/a&gt;</text:p>
          </table:table-cell>
          <table:table-cell office:value-type="string" calcext:value-type="string">
            <text:p>&lt;a href=" <text:a xlink:href="javascript:alert(1" xlink:type="simple">javascript:alert(1</text:a>)"&gt;XSS&lt;/a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Personal Loan</text:p>
          </table:table-cell>
          <table:table-cell office:value-type="string" calcext:value-type="string">
            <text:p>&lt;a href=" <text:a xlink:href="javascript:alert(1" xlink:type="simple">javascript:alert(1</text:a>)"&gt;XSS&lt;/a&gt;</text:p>
          </table:table-cell>
          <table:table-cell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office:value-type="string" calcext:value-type="string">
            <text:p>&lt;a href=" <text:a xlink:href="javascript:alert(1" xlink:type="simple">javascript:alert(1</text:a>)"&gt;XSS&lt;/a&gt;</text:p>
          </table:table-cell>
          <table:table-cell office:value-type="string" calcext:value-type="string">
            <text:p>&lt;a href=" <text:a xlink:href="javascript:alert(1" xlink:type="simple">javascript:alert(1</text:a>)"&gt;XSS&lt;/a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7">
          <table:table-cell office:value-type="string" calcext:value-type="string">
            <text:p>engagement9</text:p>
          </table:table-cell>
          <table:table-cell table:number-columns-repeated="2" office:value-type="string" calcext:value-type="string">
            <text:p>&lt;a href="javas cript:alert(1)"&gt;XSS&lt;/a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Personal Loan</text:p>
          </table:table-cell>
          <table:table-cell office:value-type="string" calcext:value-type="string">
            <text:p>&lt;a href="javas cript:alert(1)"&gt;XSS&lt;/a&gt;</text:p>
          </table:table-cell>
          <table:table-cell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table:number-columns-repeated="2" office:value-type="string" calcext:value-type="string">
            <text:p>&lt;a href="javas cript:alert(1)"&gt;XSS&lt;/a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7">
          <table:table-cell office:value-type="string" calcext:value-type="string">
            <text:p>engagement10</text:p>
          </table:table-cell>
          <table:table-cell office:value-type="string" calcext:value-type="string">
            <text:p>&lt;math&gt;&lt;x href="<text:a xlink:href="javascript:alert(1" xlink:type="simple">javascript:alert(1</text:a>)"&gt;blah</text:p>
          </table:table-cell>
          <table:table-cell office:value-type="string" calcext:value-type="string">
            <text:p>&lt;math&gt;&lt;x href="<text:a xlink:href="javascript:alert(1" xlink:type="simple">javascript:alert(1</text:a>)"&gt;blah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Personal Loan</text:p>
          </table:table-cell>
          <table:table-cell office:value-type="string" calcext:value-type="string">
            <text:p>&lt;math&gt;&lt;x href="<text:a xlink:href="javascript:alert(1" xlink:type="simple">javascript:alert(1</text:a>)"&gt;blah</text:p>
          </table:table-cell>
          <table:table-cell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office:value-type="string" calcext:value-type="string">
            <text:p>&lt;math&gt;&lt;x href="<text:a xlink:href="javascript:alert(1" xlink:type="simple">javascript:alert(1</text:a>)"&gt;blah</text:p>
          </table:table-cell>
          <table:table-cell office:value-type="string" calcext:value-type="string">
            <text:p>&lt;math&gt;&lt;x href="<text:a xlink:href="javascript:alert(1" xlink:type="simple">javascript:alert(1</text:a>)"&gt;blah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2">
          <table:table-cell office:value-type="string" calcext:value-type="string">
            <text:p>engagement11</text:p>
          </table:table-cell>
          <table:table-cell office:value-type="string" calcext:value-type="string">
            <text:p>&lt;form&gt;&lt;button formaction=<text:a xlink:href="javascript:alert(1" xlink:type="simple">javascript:alert(1</text:a>)&gt;XSS</text:p>
          </table:table-cell>
          <table:table-cell office:value-type="string" calcext:value-type="string">
            <text:p>&lt;form&gt;&lt;button formaction=<text:a xlink:href="javascript:alert(1" xlink:type="simple">javascript:alert(1</text:a>)&gt;XSS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Personal Loan</text:p>
          </table:table-cell>
          <table:table-cell office:value-type="string" calcext:value-type="string">
            <text:p>&lt;form&gt;&lt;button formaction=<text:a xlink:href="javascript:alert(1" xlink:type="simple">javascript:alert(1</text:a>)&gt;XSS</text:p>
          </table:table-cell>
          <table:table-cell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office:value-type="string" calcext:value-type="string">
            <text:p>&lt;form&gt;&lt;button formaction=<text:a xlink:href="javascript:alert(1" xlink:type="simple">javascript:alert(1</text:a>)&gt;XSS</text:p>
          </table:table-cell>
          <table:table-cell office:value-type="string" calcext:value-type="string">
            <text:p>&lt;form&gt;&lt;button formaction=<text:a xlink:href="javascript:alert(1" xlink:type="simple">javascript:alert(1</text:a>)&gt;XSS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8">
          <table:table-cell office:value-type="string" calcext:value-type="string">
            <text:p>engagement12</text:p>
          </table:table-cell>
          <table:table-cell table:number-columns-repeated="2" table:style-name="ce1" office:value-type="string" calcext:value-type="string">
            <text:p>&lt;svg&gt;&lt;animate xlink:href=#xss attributeName=href dur=5s repeatCount=indefinite keytimes=0;0;1 values="https://portswigger.net?&amp;semi;javascript:alert(1)&amp;semi;0" /&gt;&lt;a id=xss&gt;&lt;text x=20 y=20&gt;XSS&lt;/text&gt;&lt;/a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Personal Loan</text:p>
          </table:table-cell>
          <table:table-cell table:style-name="ce1" office:value-type="string" calcext:value-type="string">
            <text:p>&lt;svg&gt;&lt;animate xlink:href=#xss attributeName=href dur=5s repeatCount=indefinite keytimes=0;0;1 values="https://portswigger.net?&amp;semi;javascript:alert(1)&amp;semi;0" /&gt;&lt;a id=xss&gt;&lt;text x=20 y=20&gt;XSS&lt;/text&gt;&lt;/a&gt;</text:p>
          </table:table-cell>
          <table:table-cell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table:number-columns-repeated="2" office:value-type="string" calcext:value-type="string">
            <text:p>&lt;svg&gt;&lt;animate xlink:href=#xss attributeName=href dur=5s repeatCount=indefinite keytimes=0;0;1 values="https://portswigger.net?&amp;semi;javascript:alert(1)&amp;semi;0" /&gt;&lt;a id=xss&gt;&lt;text x=20 y=20&gt;XSS&lt;/text&gt;&lt;/a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9">
          <table:table-cell office:value-type="string" calcext:value-type="string">
            <text:p>engagement13</text:p>
          </table:table-cell>
          <table:table-cell table:number-columns-repeated="2" table:style-name="ce1" office:value-type="string" calcext:value-type="string">
            <text:p>&lt;input type="hidden" accesskey="X" onclick="alert(1)"&gt; (Press ALT+SHIFT+X on Windows) (CTRL+ALT+X on OS X)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Personal Loan</text:p>
          </table:table-cell>
          <table:table-cell table:style-name="ce1" office:value-type="string" calcext:value-type="string">
            <text:p>&lt;input type="hidden" accesskey="X" onclick="alert(1)"&gt; (Press ALT+SHIFT+X on Windows) (CTRL+ALT+X on OS X)</text:p>
          </table:table-cell>
          <table:table-cell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table:number-columns-repeated="2" office:value-type="string" calcext:value-type="string">
            <text:p>&lt;input type="hidden" accesskey="X" onclick="alert(1)"&gt; (Press ALT+SHIFT+X on Windows) (CTRL+ALT+X on OS X)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10">
          <table:table-cell office:value-type="string" calcext:value-type="string">
            <text:p>engagement14</text:p>
          </table:table-cell>
          <table:table-cell table:number-columns-repeated="2" table:style-name="ce1" office:value-type="string" calcext:value-type="string">
            <text:p>&lt;form&gt;&lt;input type=hidden name=x value="';eval(name)//"&gt;&lt;input type=hidden name=context value=js_string_single&gt;&lt;input type="submit" formaction="http://subdomain1.portswigger-labs.net/xss/xss.php" formtarget="alert(1)" value="XSS via formtarget in input type submit"&gt;&lt;/form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Personal Loan</text:p>
          </table:table-cell>
          <table:table-cell table:style-name="ce1" office:value-type="string" calcext:value-type="string">
            <text:p>&lt;form&gt;&lt;input type=hidden name=x value="';eval(name)//"&gt;&lt;input type=hidden name=context value=js_string_single&gt;&lt;input type="submit" formaction="http://subdomain1.portswigger-labs.net/xss/xss.php" formtarget="alert(1)" value="XSS via formtarget in input type submit"&gt;&lt;/form&gt;</text:p>
          </table:table-cell>
          <table:table-cell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table:number-columns-repeated="2" office:value-type="string" calcext:value-type="string">
            <text:p>&lt;form&gt;&lt;input type=hidden name=x value="';eval(name)//"&gt;&lt;input type=hidden name=context value=js_string_single&gt;&lt;input type="submit" formaction="http://subdomain1.portswigger-labs.net/xss/xss.php" formtarget="alert(1)" value="XSS via formtarget in input type submit"&gt;&lt;/form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6">
          <table:table-cell office:value-type="string" calcext:value-type="string">
            <text:p>engagement15</text:p>
          </table:table-cell>
          <table:table-cell table:number-columns-repeated="2" office:value-type="string" calcext:value-type="string">
            <text:p>&lt;script&gt;\u0061lert(1)&lt;/script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Personal Loan</text:p>
          </table:table-cell>
          <table:table-cell office:value-type="string" calcext:value-type="string">
            <text:p>&lt;script&gt;\u0061lert(1)&lt;/script&gt;</text:p>
          </table:table-cell>
          <table:table-cell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table:number-columns-repeated="2" office:value-type="string" calcext:value-type="string">
            <text:p>&lt;script&gt;\u0061lert(1)&lt;/script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6">
          <table:table-cell office:value-type="string" calcext:value-type="string">
            <text:p>engagement16</text:p>
          </table:table-cell>
          <table:table-cell table:number-columns-repeated="2" office:value-type="string" calcext:value-type="string">
            <text:p>&lt;script&gt;\u{61}lert(1)&lt;/script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Personal Loan</text:p>
          </table:table-cell>
          <table:table-cell office:value-type="string" calcext:value-type="string">
            <text:p>&lt;script&gt;\u{61}lert(1)&lt;/script&gt;</text:p>
          </table:table-cell>
          <table:table-cell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table:number-columns-repeated="2" office:value-type="string" calcext:value-type="string">
            <text:p>&lt;script&gt;\u{61}lert(1)&lt;/script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6">
          <table:table-cell office:value-type="string" calcext:value-type="string">
            <text:p>engagement17</text:p>
          </table:table-cell>
          <table:table-cell table:number-columns-repeated="2" office:value-type="string" calcext:value-type="string">
            <text:p>&lt;script&gt;eval('\x61lert(1)')&lt;/script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Personal Loan</text:p>
          </table:table-cell>
          <table:table-cell office:value-type="string" calcext:value-type="string">
            <text:p>&lt;script&gt;eval('\x61lert(1)')&lt;/script&gt;</text:p>
          </table:table-cell>
          <table:table-cell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table:number-columns-repeated="2" office:value-type="string" calcext:value-type="string">
            <text:p>&lt;script&gt;eval('\x61lert(1)')&lt;/script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11">
          <table:table-cell office:value-type="string" calcext:value-type="string">
            <text:p>engagement18</text:p>
          </table:table-cell>
          <table:table-cell office:value-type="string" calcext:value-type="string">
            <text:p>&lt;script&gt;eval('\141lert(1)')&lt;/script&gt;</text:p>
            <text:p>&lt;script&gt;eval('alert(\061)')&lt;/script&gt;</text:p>
            <text:p>&lt;script&gt;eval('alert(\61)')&lt;/script&gt;</text:p>
          </table:table-cell>
          <table:table-cell office:value-type="string" calcext:value-type="string">
            <text:p>&lt;script&gt;eval('\141lert(1)')&lt;/script&gt;</text:p>
            <text:p>&lt;script&gt;eval('alert(\061)')&lt;/script&gt;</text:p>
            <text:p>&lt;script&gt;eval('alert(\61)')&lt;/script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Personal Loan</text:p>
          </table:table-cell>
          <table:table-cell office:value-type="string" calcext:value-type="string">
            <text:p>&lt;script&gt;eval('\141lert(1)')&lt;/script&gt;</text:p>
            <text:p>&lt;script&gt;eval('alert(\061)')&lt;/script&gt;</text:p>
            <text:p>&lt;script&gt;eval('alert(\61)')&lt;/script&gt;</text:p>
          </table:table-cell>
          <table:table-cell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office:value-type="string" calcext:value-type="string">
            <text:p>&lt;script&gt;eval('\141lert(1)')&lt;/script&gt;</text:p>
            <text:p>&lt;script&gt;eval('alert(\061)')&lt;/script&gt;</text:p>
            <text:p>&lt;script&gt;eval('alert(\61)')&lt;/script&gt;</text:p>
          </table:table-cell>
          <table:table-cell office:value-type="string" calcext:value-type="string">
            <text:p>&lt;script&gt;eval('\141lert(1)')&lt;/script&gt;</text:p>
            <text:p>&lt;script&gt;eval('alert(\061)')&lt;/script&gt;</text:p>
            <text:p>&lt;script&gt;eval('alert(\61)')&lt;/script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  <table:table-row table:style-name="ro11">
          <table:table-cell office:value-type="string" calcext:value-type="string">
            <text:p>engagement19</text:p>
          </table:table-cell>
          <table:table-cell table:number-columns-repeated="2" table:style-name="ce1" office:value-type="string" calcext:value-type="string">
            <text:p>&lt;a href="&amp;#106;avascript:alert(1)"&gt;XSS&lt;/a&gt;&lt;a href="&amp;#106avascript:alert(1)"&gt;XSS&lt;/a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Personal Loan</text:p>
          </table:table-cell>
          <table:table-cell table:style-name="ce1" office:value-type="string" calcext:value-type="string">
            <text:p>&lt;a href="&amp;#106;avascript:alert(1)"&gt;XSS&lt;/a&gt;&lt;a href="&amp;#106avascript:alert(1)"&gt;XSS&lt;/a&gt;</text:p>
          </table:table-cell>
          <table:table-cell office:value-type="string" calcext:value-type="string">
            <text:p><text:span text:style-name="T1"><text:a xlink:href="https://www.google.com/" xlink:type="simple">https://www.google.com</text:a></text:span></text:p>
          </table:table-cell>
          <table:table-cell table:number-columns-repeated="2" office:value-type="string" calcext:value-type="string">
            <text:p>&lt;a href="&amp;#106;avascript:alert(1)"&gt;XSS&lt;/a&gt;&lt;a href="&amp;#106avascript:alert(1)"&gt;XSS&lt;/a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</table:table-row>
      </table:table>
      <table:table table:name="invalidWPNEngagement" table:style-name="ta1">
        <table:table-column table:style-name="co14" table:default-cell-style-name="Default"/>
        <table:table-column table:style-name="co13" table:number-columns-repeated="2" table:default-cell-style-name="ce3"/>
        <table:table-column table:style-name="co13" table:number-columns-repeated="2" table:default-cell-style-name="Default"/>
        <table:table-column table:style-name="co13" table:default-cell-style-name="ce3"/>
        <table:table-column table:style-name="co13" table:default-cell-style-name="ce4"/>
        <table:table-column table:style-name="co13" table:number-columns-repeated="2" table:default-cell-style-name="ce3"/>
        <table:table-column table:style-name="co13" table:number-columns-repeated="2" table:default-cell-style-name="Default"/>
        <table:table-column table:style-name="co15" table:default-cell-style-name="Default"/>
        <table:table-column table:style-name="co16" table:default-cell-style-name="ce3"/>
        <table:table-row table:style-name="ro1">
          <table:table-cell office:value-type="string" calcext:value-type="string">
            <text:p>engageName</text:p>
          </table:table-cell>
          <table:table-cell table:style-name="Default" office:value-type="string" calcext:value-type="string">
            <text:p>title</text:p>
          </table:table-cell>
          <table:table-cell table:style-name="Default" office:value-type="string" calcext:value-type="string">
            <text:p>message</text:p>
          </table:table-cell>
          <table:table-cell office:value-type="string" calcext:value-type="string">
            <text:p>targetPage</text:p>
          </table:table-cell>
          <table:table-cell office:value-type="string" calcext:value-type="string">
            <text:p>labelname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targetPage2</text:p>
          </table:table-cell>
          <table:table-cell table:style-name="Default" office:value-type="string" calcext:value-type="string">
            <text:p>fallbacktitle</text:p>
          </table:table-cell>
          <table:table-cell table:style-name="Default" office:value-type="string" calcext:value-type="string">
            <text:p>fallbackmessage</text:p>
          </table:table-cell>
          <table:table-cell office:value-type="string" calcext:value-type="string">
            <text:p>fallbackTargetpage</text:p>
          </table:table-cell>
          <table:table-cell office:value-type="string" calcext:value-type="string">
            <text:p>scheduleType</text:p>
          </table:table-cell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expected output</text:p>
          </table:table-cell>
        </table:table-row>
        <table:table-row table:style-name="ro2">
          <table:table-cell office:value-type="string" calcext:value-type="string">
            <text:p>engagement3</text:p>
          </table:table-cell>
          <table:table-cell table:number-columns-repeated="2" table:style-name="Default" office:value-type="string" calcext:value-type="string">
            <text:p>&lt;input onselect=alert(1) value="XSS" autofocus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Personal Loan</text:p>
          </table:table-cell>
          <table:table-cell table:style-name="Default" office:value-type="string" calcext:value-type="string">
            <text:p>&lt;input onselect=alert(1) value="XSS" autofocus&gt;</text:p>
          </table:table-cell>
          <table:table-cell office:value-type="string" calcext:value-type="string">
            <text:p><text:span text:style-name="T2"><text:a xlink:href="https://www.google.com/" xlink:type="simple">https://www.google.com</text:a></text:span></text:p>
          </table:table-cell>
          <table:table-cell table:number-columns-repeated="2" office:value-type="string" calcext:value-type="string">
            <text:p>&lt;input onselect=alert(1) value="XSS" autofocus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Insecure content detected. Please verify and try again.</text:p>
          </table:table-cell>
        </table:table-row>
        <table:table-row table:style-name="ro12">
          <table:table-cell office:value-type="string" calcext:value-type="string">
            <text:p>engagement4</text:p>
          </table:table-cell>
          <table:table-cell table:number-columns-repeated="2" office:value-type="string" calcext:value-type="string">
            <text:p>&lt;audio autoplay controls onseeking=alert(1)&gt;&lt;source src="validaudio.wav" type="audio/wav"&gt;&lt;/audio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Personal Loan</text:p>
          </table:table-cell>
          <table:table-cell office:value-type="string" calcext:value-type="string">
            <text:p>&lt;audio autoplay controls onseeking=alert(1)&gt;&lt;source src="validaudio.wav" type="audio/wav"&gt;&lt;/audio&gt;</text:p>
          </table:table-cell>
          <table:table-cell office:value-type="string" calcext:value-type="string">
            <text:p><text:span text:style-name="T2"><text:a xlink:href="https://www.google.com/" xlink:type="simple">https://www.google.com</text:a></text:span></text:p>
          </table:table-cell>
          <table:table-cell table:number-columns-repeated="2" office:value-type="string" calcext:value-type="string">
            <text:p>&lt;audio autoplay controls onseeking=alert(1)&gt;&lt;source src="validaudio.wav" type="audio/wav"&gt;&lt;/audio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Insecure content detected. Please verify and try again.</text:p>
          </table:table-cell>
        </table:table-row>
        <table:table-row table:style-name="ro13">
          <table:table-cell office:value-type="string" calcext:value-type="string">
            <text:p>engagement5</text:p>
          </table:table-cell>
          <table:table-cell table:number-columns-repeated="2" office:value-type="string" calcext:value-type="string">
            <text:p>&lt;script&gt;'alert\x281\x29'instanceof{[Symbol.hasInstance]:eval}&lt;/script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Personal Loan</text:p>
          </table:table-cell>
          <table:table-cell office:value-type="string" calcext:value-type="string">
            <text:p>&lt;script&gt;'alert\x281\x29'instanceof{[Symbol.hasInstance]:eval}&lt;/script&gt;</text:p>
          </table:table-cell>
          <table:table-cell office:value-type="string" calcext:value-type="string">
            <text:p><text:span text:style-name="T2"><text:a xlink:href="https://www.google.com/" xlink:type="simple">https://www.google.com</text:a></text:span></text:p>
          </table:table-cell>
          <table:table-cell table:number-columns-repeated="2" office:value-type="string" calcext:value-type="string">
            <text:p>&lt;script&gt;'alert\x281\x29'instanceof{[Symbol.hasInstance]:eval}&lt;/script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Insecure content detected. Please verify and try again.</text:p>
          </table:table-cell>
        </table:table-row>
        <table:table-row table:style-name="ro14">
          <table:table-cell office:value-type="string" calcext:value-type="string">
            <text:p>engagement6</text:p>
          </table:table-cell>
          <table:table-cell table:style-name="Default" office:value-type="string" calcext:value-type="string">
            <text:p>&lt;script&gt;location='<text:a xlink:href="javascript:alert" xlink:type="simple">javascript:alert</text:a>\x281\x29'&lt;/script&gt;</text:p>
          </table:table-cell>
          <table:table-cell table:style-name="Default" office:value-type="string" calcext:value-type="string">
            <text:p>&lt;script&gt;location='<text:a xlink:href="javascript:alert" xlink:type="simple">javascript:alert</text:a>\x281\x29'&lt;/script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Personal Loan</text:p>
          </table:table-cell>
          <table:table-cell table:style-name="Default" office:value-type="string" calcext:value-type="string">
            <text:p>&lt;script&gt;location='<text:a xlink:href="javascript:alert" xlink:type="simple">javascript:alert</text:a>\x281\x29'&lt;/script&gt;</text:p>
          </table:table-cell>
          <table:table-cell office:value-type="string" calcext:value-type="string">
            <text:p><text:span text:style-name="T2"><text:a xlink:href="https://www.google.com/" xlink:type="simple">https://www.google.com</text:a></text:span></text:p>
          </table:table-cell>
          <table:table-cell office:value-type="string" calcext:value-type="string">
            <text:p>&lt;script&gt;location='<text:a xlink:href="javascript:alert" xlink:type="simple">javascript:alert</text:a>\x281\x29'&lt;/script&gt;</text:p>
          </table:table-cell>
          <table:table-cell office:value-type="string" calcext:value-type="string">
            <text:p>&lt;script&gt;location='<text:a xlink:href="javascript:alert" xlink:type="simple">javascript:alert</text:a>\x281\x29'&lt;/script&gt;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Insecure content detected. Please verify and try again.</text:p>
          </table:table-cell>
        </table:table-row>
        <table:table-row table:style-name="ro15">
          <table:table-cell office:value-type="string" calcext:value-type="string">
            <text:p>NoLabel</text:p>
          </table:table-cell>
          <table:table-cell office:value-type="string" calcext:value-type="string">
            <text:p>title goes here</text:p>
          </table:table-cell>
          <table:table-cell office:value-type="string" calcext:value-type="string">
            <text:p>message goes here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Prsonal Loan</text:p>
          </table:table-cell>
          <table:table-cell office:value-type="string" calcext:value-type="string">
            <text:p>text goes herer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fallbacktitle</text:p>
          </table:table-cell>
          <table:table-cell office:value-type="string" calcext:value-type="string">
            <text:p>fallbackmessage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Please fill all the required fields</text:p>
          </table:table-cell>
        </table:table-row>
        <table:table-row table:style-name="ro15">
          <table:table-cell office:value-type="string" calcext:value-type="string">
            <text:p>NoLabel</text:p>
          </table:table-cell>
          <table:table-cell office:value-type="string" calcext:value-type="string">
            <text:p>title goes here</text:p>
          </table:table-cell>
          <table:table-cell office:value-type="string" calcext:value-type="string">
            <text:p>message goes here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Prsonal Loan</text:p>
          </table:table-cell>
          <table:table-cell office:value-type="string" calcext:value-type="string">
            <text:p>text goes herer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fallbacktitle</text:p>
          </table:table-cell>
          <table:table-cell office:value-type="string" calcext:value-type="string">
            <text:p>fallbackmessage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Please fill all the required fields</text:p>
          </table:table-cell>
        </table:table-row>
        <table:table-row table:style-name="ro14">
          <table:table-cell office:value-type="string" calcext:value-type="string">
            <text:p>inValidSchedule</text:p>
          </table:table-cell>
          <table:table-cell office:value-type="string" calcext:value-type="string">
            <text:p>title goes here</text:p>
          </table:table-cell>
          <table:table-cell office:value-type="string" calcext:value-type="string">
            <text:p>message goes here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Personal Loan</text:p>
          </table:table-cell>
          <table:table-cell office:value-type="string" calcext:value-type="string">
            <text:p>text goes herer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fallbacktitle</text:p>
          </table:table-cell>
          <table:table-cell office:value-type="string" calcext:value-type="string">
            <text:p>fallbackmessage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Decide your own</text:p>
          </table:table-cell>
          <table:table-cell office:value-type="string" calcext:value-type="string">
            <text:p>`Decide you own time in minutes` field accepts values between 5 and 14400</text:p>
          </table:table-cell>
        </table:table-row>
        <table:table-row table:style-name="ro6">
          <table:table-cell office:value-type="string" calcext:value-type="string">
            <text:p>validInput1</text:p>
          </table:table-cell>
          <table:table-cell office:value-type="string" calcext:value-type="string">
            <text:p>title goes here</text:p>
          </table:table-cell>
          <table:table-cell office:value-type="string" calcext:value-type="string">
            <text:p>message goes here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Personal Loan</text:p>
          </table:table-cell>
          <table:table-cell office:value-type="string" calcext:value-type="string">
            <text:p>text goes herer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fallbacktitle</text:p>
          </table:table-cell>
          <table:table-cell office:value-type="string" calcext:value-type="string">
            <text:p>fallbackmessage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ngagement created Successfully</text:p>
          </table:table-cell>
        </table:table-row>
        <table:table-row table:style-name="ro6">
          <table:table-cell office:value-type="string" calcext:value-type="string">
            <text:p>vallidinput2</text:p>
          </table:table-cell>
          <table:table-cell office:value-type="string" calcext:value-type="string">
            <text:p>title goes here</text:p>
          </table:table-cell>
          <table:table-cell office:value-type="string" calcext:value-type="string">
            <text:p>message goes here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Personal Loan</text:p>
          </table:table-cell>
          <table:table-cell office:value-type="string" calcext:value-type="string">
            <text:p>text goes herer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fallbacktitle</text:p>
          </table:table-cell>
          <table:table-cell office:value-type="string" calcext:value-type="string">
            <text:p>fallbackmessage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ngagement created Successfully</text:p>
          </table:table-cell>
        </table:table-row>
      </table:table>
      <table:table table:name="validInputWPNEngagement" table:style-name="ta1">
        <table:table-column table:style-name="co13" table:default-cell-style-name="Default"/>
        <table:table-column table:style-name="co13" table:number-columns-repeated="2" table:default-cell-style-name="ce3"/>
        <table:table-column table:style-name="co13" table:number-columns-repeated="2" table:default-cell-style-name="Default"/>
        <table:table-column table:style-name="co13" table:default-cell-style-name="ce3"/>
        <table:table-column table:style-name="co13" table:default-cell-style-name="ce4"/>
        <table:table-column table:style-name="co13" table:number-columns-repeated="2" table:default-cell-style-name="ce3"/>
        <table:table-column table:style-name="co13" table:number-columns-repeated="3" table:default-cell-style-name="Default"/>
        <table:table-column table:style-name="co17" table:default-cell-style-name="ce3"/>
        <table:table-row table:style-name="ro1">
          <table:table-cell office:value-type="string" calcext:value-type="string">
            <text:p>engageName</text:p>
          </table:table-cell>
          <table:table-cell table:style-name="Default" office:value-type="string" calcext:value-type="string">
            <text:p>title</text:p>
          </table:table-cell>
          <table:table-cell table:style-name="Default" office:value-type="string" calcext:value-type="string">
            <text:p>message</text:p>
          </table:table-cell>
          <table:table-cell office:value-type="string" calcext:value-type="string">
            <text:p>targetPage</text:p>
          </table:table-cell>
          <table:table-cell office:value-type="string" calcext:value-type="string">
            <text:p>labelname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targetPage2</text:p>
          </table:table-cell>
          <table:table-cell table:style-name="Default" office:value-type="string" calcext:value-type="string">
            <text:p>fallbacktitle</text:p>
          </table:table-cell>
          <table:table-cell table:style-name="Default" office:value-type="string" calcext:value-type="string">
            <text:p>fallbackmessage</text:p>
          </table:table-cell>
          <table:table-cell office:value-type="string" calcext:value-type="string">
            <text:p>fallbackTargetpage</text:p>
          </table:table-cell>
          <table:table-cell office:value-type="string" calcext:value-type="string">
            <text:p>scheduleType</text:p>
          </table:table-cell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expected output</text:p>
          </table:table-cell>
        </table:table-row>
        <table:table-row table:style-name="ro6">
          <table:table-cell office:value-type="string" calcext:value-type="string">
            <text:p>validInput1</text:p>
          </table:table-cell>
          <table:table-cell office:value-type="string" calcext:value-type="string">
            <text:p>title goes here</text:p>
          </table:table-cell>
          <table:table-cell office:value-type="string" calcext:value-type="string">
            <text:p>message goes here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Personal Loan</text:p>
          </table:table-cell>
          <table:table-cell office:value-type="string" calcext:value-type="string">
            <text:p>text goes herer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fallbacktitle</text:p>
          </table:table-cell>
          <table:table-cell office:value-type="string" calcext:value-type="string">
            <text:p>fallbackmessage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ngagement created Successfully</text:p>
          </table:table-cell>
        </table:table-row>
        <table:table-row table:style-name="ro6">
          <table:table-cell office:value-type="string" calcext:value-type="string">
            <text:p>vallidinput2</text:p>
          </table:table-cell>
          <table:table-cell office:value-type="string" calcext:value-type="string">
            <text:p>title goes here</text:p>
          </table:table-cell>
          <table:table-cell office:value-type="string" calcext:value-type="string">
            <text:p>message goes here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Personal Loan</text:p>
          </table:table-cell>
          <table:table-cell office:value-type="string" calcext:value-type="string">
            <text:p>text goes herer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fallbacktitle</text:p>
          </table:table-cell>
          <table:table-cell office:value-type="string" calcext:value-type="string">
            <text:p>fallbackmessage</text:p>
          </table:table-cell>
          <table:table-cell office:value-type="string" calcext:value-type="string">
            <text:p><text:a xlink:href="https://www.google.com/" xlink:type="simple">https://www.google.com</text:a></text:p>
          </table:table-cell>
          <table:table-cell office:value-type="string" calcext:value-type="string">
            <text:p>On Trigger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ngagement created Successful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5">00/00/0000</text:date>, <text:time style:data-style-name="N2" text:time-value="19:00:21.0577030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5T19:01:10.039220921</dc:date>
    <meta:editing-duration>P1DT2H39M37S</meta:editing-duration>
    <meta:editing-cycles>87</meta:editing-cycles>
    <meta:generator>LibreOffice/5.1.6.2$Linux_X86_64 LibreOffice_project/10m0$Build-2</meta:generator>
    <meta:document-statistic meta:table-count="3" meta:cell-count="409" meta:object-count="0"/>
  </office:meta>
</office:document-meta>
</file>